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49mm"/>
    </style:style>
    <style:style style:name="co3" style:family="table-column">
      <style:table-column-properties fo:break-before="auto" style:column-width="34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" table:style-name="ta1">
        <table:shapes>
          <draw:frame draw:z-index="0" draw:style-name="gr1" draw:text-style-name="P1" svg:width="159.99mm" svg:height="89.99mm" svg:x="79.6mm" svg:y="1mm">
            <loext:p draw:notify-on-update-of-ranges="cameraslog_4.A1:cameraslog_4.A1 cameraslog_4.A2:cameraslog_4.A1001 cameraslog_4.B1:cameraslog_4.B1 cameraslog_4.B2:cameraslog_4.B1001 cameraslog_4.A1:cameraslog_4.A1 cameraslog_4.A2:cameraslog_4.A1001 cameraslog_4.C1:cameraslog_4.C1 cameraslog_4.C2:cameraslog_4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13592" calcext:value-type="float">
            <text:p>6,5135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09277" calcext:value-type="float">
            <text:p>5,9092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54592" calcext:value-type="float">
            <text:p>6,4545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027795" calcext:value-type="float">
            <text:p>7,0277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93229" calcext:value-type="float">
            <text:p>7,5932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050068" calcext:value-type="float">
            <text:p>7,0500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641047" calcext:value-type="float">
            <text:p>7,641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34476" calcext:value-type="float">
            <text:p>8,3344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741199" calcext:value-type="float">
            <text:p>7,7411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741199" calcext:value-type="float">
            <text:p>7,7411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285404" calcext:value-type="float">
            <text:p>8,2854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285404" calcext:value-type="float">
            <text:p>8,2854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890839" calcext:value-type="float">
            <text:p>8,8908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890839" calcext:value-type="float">
            <text:p>8,8908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868558" calcext:value-type="float">
            <text:p>8,8685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835179" calcext:value-type="float">
            <text:p>8,8351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835179" calcext:value-type="float">
            <text:p>8,8351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479601" calcext:value-type="float">
            <text:p>9,4796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479601" calcext:value-type="float">
            <text:p>9,4796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491842" calcext:value-type="float">
            <text:p>9,4918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491842" calcext:value-type="float">
            <text:p>9,4918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491842" calcext:value-type="float">
            <text:p>9,4918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491842" calcext:value-type="float">
            <text:p>9,4918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116221" calcext:value-type="float">
            <text:p>10,1162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646062" calcext:value-type="float">
            <text:p>10,646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28158" calcext:value-type="float">
            <text:p>11,281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724024" calcext:value-type="float">
            <text:p>10,7240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713998" calcext:value-type="float">
            <text:p>10,713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713998" calcext:value-type="float">
            <text:p>10,713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32948" calcext:value-type="float">
            <text:p>11,329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690639" calcext:value-type="float">
            <text:p>10,6906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690639" calcext:value-type="float">
            <text:p>10,6906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690639" calcext:value-type="float">
            <text:p>10,6906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690639" calcext:value-type="float">
            <text:p>10,6906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690639" calcext:value-type="float">
            <text:p>10,6906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690639" calcext:value-type="float">
            <text:p>10,6906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.082939" calcext:value-type="float">
            <text:p>10,0829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114117" calcext:value-type="float">
            <text:p>10,114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646128" calcext:value-type="float">
            <text:p>10,6461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016175" calcext:value-type="float">
            <text:p>10,016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016175" calcext:value-type="float">
            <text:p>10,016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016175" calcext:value-type="float">
            <text:p>10,016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016175" calcext:value-type="float">
            <text:p>10,016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016175" calcext:value-type="float">
            <text:p>10,016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016175" calcext:value-type="float">
            <text:p>10,016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016175" calcext:value-type="float">
            <text:p>10,016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016175" calcext:value-type="float">
            <text:p>10,016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016175" calcext:value-type="float">
            <text:p>10,016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016175" calcext:value-type="float">
            <text:p>10,0161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395128" calcext:value-type="float">
            <text:p>9,395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395128" calcext:value-type="float">
            <text:p>9,395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70746" calcext:value-type="float">
            <text:p>8,7707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189748" calcext:value-type="float">
            <text:p>8,1897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189748" calcext:value-type="float">
            <text:p>8,1897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189748" calcext:value-type="float">
            <text:p>8,1897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189748" calcext:value-type="float">
            <text:p>8,1897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831949" calcext:value-type="float">
            <text:p>8,8319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831949" calcext:value-type="float">
            <text:p>8,8319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831949" calcext:value-type="float">
            <text:p>8,8319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831949" calcext:value-type="float">
            <text:p>8,8319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.367241" calcext:value-type="float">
            <text:p>9,3672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347204" calcext:value-type="float">
            <text:p>9,3472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725039" calcext:value-type="float">
            <text:p>8,7250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757341" calcext:value-type="float">
            <text:p>8,7573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757341" calcext:value-type="float">
            <text:p>8,7573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757341" calcext:value-type="float">
            <text:p>8,7573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757341" calcext:value-type="float">
            <text:p>8,7573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137421" calcext:value-type="float">
            <text:p>8,1374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137421" calcext:value-type="float">
            <text:p>8,1374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137421" calcext:value-type="float">
            <text:p>8,1374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137421" calcext:value-type="float">
            <text:p>8,1374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137421" calcext:value-type="float">
            <text:p>8,1374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137421" calcext:value-type="float">
            <text:p>8,1374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137421" calcext:value-type="float">
            <text:p>8,1374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137421" calcext:value-type="float">
            <text:p>8,1374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655474" calcext:value-type="float">
            <text:p>7,6554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51628" calcext:value-type="float">
            <text:p>7,516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51628" calcext:value-type="float">
            <text:p>7,516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51628" calcext:value-type="float">
            <text:p>7,516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51628" calcext:value-type="float">
            <text:p>7,516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51628" calcext:value-type="float">
            <text:p>7,516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51628" calcext:value-type="float">
            <text:p>7,516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51628" calcext:value-type="float">
            <text:p>7,516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524095" calcext:value-type="float">
            <text:p>7,5240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524095" calcext:value-type="float">
            <text:p>7,5240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524095" calcext:value-type="float">
            <text:p>7,5240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944234" calcext:value-type="float">
            <text:p>6,9442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90971" calcext:value-type="float">
            <text:p>6,909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90971" calcext:value-type="float">
            <text:p>6,909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90971" calcext:value-type="float">
            <text:p>6,909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383269" calcext:value-type="float">
            <text:p>6,3832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383269" calcext:value-type="float">
            <text:p>6,3832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383269" calcext:value-type="float">
            <text:p>6,3832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383269" calcext:value-type="float">
            <text:p>6,3832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383269" calcext:value-type="float">
            <text:p>6,3832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383269" calcext:value-type="float">
            <text:p>6,3832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383269" calcext:value-type="float">
            <text:p>6,3832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383269" calcext:value-type="float">
            <text:p>6,3832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383269" calcext:value-type="float">
            <text:p>6,3832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383269" calcext:value-type="float">
            <text:p>6,3832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88249" calcext:value-type="float">
            <text:p>5,8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800033" calcext:value-type="float">
            <text:p>5,8000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800033" calcext:value-type="float">
            <text:p>5,8000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800033" calcext:value-type="float">
            <text:p>5,8000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898048" calcext:value-type="float">
            <text:p>5,8980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37947" calcext:value-type="float">
            <text:p>5,379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77952" calcext:value-type="float">
            <text:p>4,779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77952" calcext:value-type="float">
            <text:p>4,779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77952" calcext:value-type="float">
            <text:p>4,779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77952" calcext:value-type="float">
            <text:p>4,779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77952" calcext:value-type="float">
            <text:p>4,779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77952" calcext:value-type="float">
            <text:p>4,779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77952" calcext:value-type="float">
            <text:p>4,779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293235" calcext:value-type="float">
            <text:p>4,29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293235" calcext:value-type="float">
            <text:p>4,29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293235" calcext:value-type="float">
            <text:p>4,29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293235" calcext:value-type="float">
            <text:p>4,29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293235" calcext:value-type="float">
            <text:p>4,29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293235" calcext:value-type="float">
            <text:p>4,29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293235" calcext:value-type="float">
            <text:p>4,29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293235" calcext:value-type="float">
            <text:p>4,29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293235" calcext:value-type="float">
            <text:p>4,293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983781" calcext:value-type="float">
            <text:p>3,983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986021" calcext:value-type="float">
            <text:p>3,986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9237" calcext:value-type="float">
            <text:p>3,9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755635" calcext:value-type="float">
            <text:p>3,755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755635" calcext:value-type="float">
            <text:p>3,755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755635" calcext:value-type="float">
            <text:p>3,755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755635" calcext:value-type="float">
            <text:p>3,755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755635" calcext:value-type="float">
            <text:p>3,755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755635" calcext:value-type="float">
            <text:p>3,755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735555" calcext:value-type="float">
            <text:p>3,735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754539" calcext:value-type="float">
            <text:p>3,754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754539" calcext:value-type="float">
            <text:p>3,754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754539" calcext:value-type="float">
            <text:p>3,754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754539" calcext:value-type="float">
            <text:p>3,754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754539" calcext:value-type="float">
            <text:p>3,754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754539" calcext:value-type="float">
            <text:p>3,754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801271" calcext:value-type="float">
            <text:p>3,801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801271" calcext:value-type="float">
            <text:p>3,801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801271" calcext:value-type="float">
            <text:p>3,801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801271" calcext:value-type="float">
            <text:p>3,801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801271" calcext:value-type="float">
            <text:p>3,801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801271" calcext:value-type="float">
            <text:p>3,801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801271" calcext:value-type="float">
            <text:p>3,801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801271" calcext:value-type="float">
            <text:p>3,801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801271" calcext:value-type="float">
            <text:p>3,801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801271" calcext:value-type="float">
            <text:p>3,801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753409" calcext:value-type="float">
            <text:p>3,753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753409" calcext:value-type="float">
            <text:p>3,753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753409" calcext:value-type="float">
            <text:p>3,753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753409" calcext:value-type="float">
            <text:p>3,753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380739" calcext:value-type="float">
            <text:p>3,380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380739" calcext:value-type="float">
            <text:p>3,380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380739" calcext:value-type="float">
            <text:p>3,380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380739" calcext:value-type="float">
            <text:p>3,380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.380739" calcext:value-type="float">
            <text:p>3,380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.380739" calcext:value-type="float">
            <text:p>3,380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380739" calcext:value-type="float">
            <text:p>3,380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380739" calcext:value-type="float">
            <text:p>3,380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380739" calcext:value-type="float">
            <text:p>3,380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380739" calcext:value-type="float">
            <text:p>3,380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.046758" calcext:value-type="float">
            <text:p>3,046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.063428" calcext:value-type="float">
            <text:p>3,0634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657332" calcext:value-type="float">
            <text:p>2,657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70658" calcext:value-type="float">
            <text:p>2,7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70405" calcext:value-type="float">
            <text:p>2,37040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52:35.589000000</dc:date>
    <meta:editing-duration>PT1M17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4.A1:cameraslog_4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4.B2:cameraslog_4.B1001" chart:label-cell-address="cameraslog_4.B1:cameraslog_4.B1" chart:class="chart:scatter">
            <chart:domain table:cell-range-address="cameraslog_4.A2:cameraslog_4.A1001"/>
            <chart:data-point chart:repeated="1000"/>
          </chart:series>
          <chart:series chart:style-name="ch8" chart:values-cell-range-address="cameraslog_4.C2:cameraslog_4.C1001" chart:label-cell-address="cameraslog_4.C1:cameraslog_4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4.B1:cameraslog_4.B1</svg:desc>
                </draw:g>
              </table:table-cell>
              <table:table-cell office:value-type="string">
                <text:p>number of cameras</text:p>
                <draw:g>
                  <svg:desc>cameraslog_4.C1:cameraslog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4.A2:cameraslog_4.A1001</svg:desc>
                </draw:g>
              </table:table-cell>
              <table:table-cell office:value-type="float" office:value="6.513592">
                <text:p>6.513592</text:p>
                <draw:g>
                  <svg:desc>cameraslog_4.B2:cameraslog_4.B1001</svg:desc>
                </draw:g>
              </table:table-cell>
              <table:table-cell office:value-type="float" office:value="9">
                <text:p>9</text:p>
                <draw:g>
                  <svg:desc>cameraslog_4.C2:cameraslog_4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909277">
                <text:p>5.909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454592">
                <text:p>6.4545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027795">
                <text:p>7.0277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593229">
                <text:p>7.593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050068">
                <text:p>7.050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641047">
                <text:p>7.6410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334476">
                <text:p>8.3344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741199">
                <text:p>7.7411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741199">
                <text:p>7.7411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285404">
                <text:p>8.2854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285404">
                <text:p>8.2854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890839">
                <text:p>8.8908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890839">
                <text:p>8.8908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868558">
                <text:p>8.8685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835179">
                <text:p>8.8351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835179">
                <text:p>8.8351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479601">
                <text:p>9.479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479601">
                <text:p>9.479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491842">
                <text:p>9.4918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491842">
                <text:p>9.4918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491842">
                <text:p>9.4918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491842">
                <text:p>9.4918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116221">
                <text:p>10.1162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646062">
                <text:p>10.6460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28158">
                <text:p>11.281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.724024">
                <text:p>10.7240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.713998">
                <text:p>10.713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.713998">
                <text:p>10.713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32948">
                <text:p>11.329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690639">
                <text:p>10.6906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.690639">
                <text:p>10.6906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.690639">
                <text:p>10.6906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.690639">
                <text:p>10.6906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.690639">
                <text:p>10.6906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.690639">
                <text:p>10.6906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082939">
                <text:p>10.0829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114117">
                <text:p>10.114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646128">
                <text:p>10.646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016175">
                <text:p>10.016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.016175">
                <text:p>10.016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.016175">
                <text:p>10.016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016175">
                <text:p>10.016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016175">
                <text:p>10.016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016175">
                <text:p>10.016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.016175">
                <text:p>10.016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.016175">
                <text:p>10.016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016175">
                <text:p>10.016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.016175">
                <text:p>10.016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.395128">
                <text:p>9.395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.395128">
                <text:p>9.395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770746">
                <text:p>8.7707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189748">
                <text:p>8.1897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189748">
                <text:p>8.1897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189748">
                <text:p>8.1897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189748">
                <text:p>8.1897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831949">
                <text:p>8.8319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831949">
                <text:p>8.8319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831949">
                <text:p>8.8319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831949">
                <text:p>8.8319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.367241">
                <text:p>9.3672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.347204">
                <text:p>9.3472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725039">
                <text:p>8.7250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757341">
                <text:p>8.7573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757341">
                <text:p>8.7573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757341">
                <text:p>8.7573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757341">
                <text:p>8.7573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137421">
                <text:p>8.137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137421">
                <text:p>8.137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137421">
                <text:p>8.137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137421">
                <text:p>8.137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137421">
                <text:p>8.137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137421">
                <text:p>8.137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137421">
                <text:p>8.137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137421">
                <text:p>8.1374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655474">
                <text:p>7.6554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51628">
                <text:p>7.51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51628">
                <text:p>7.51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51628">
                <text:p>7.51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51628">
                <text:p>7.51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51628">
                <text:p>7.51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51628">
                <text:p>7.51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51628">
                <text:p>7.51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.524095">
                <text:p>7.5240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524095">
                <text:p>7.5240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524095">
                <text:p>7.5240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.944234">
                <text:p>6.944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90971">
                <text:p>6.90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.90971">
                <text:p>6.90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90971">
                <text:p>6.90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383269">
                <text:p>6.383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383269">
                <text:p>6.383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383269">
                <text:p>6.383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383269">
                <text:p>6.383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383269">
                <text:p>6.383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383269">
                <text:p>6.383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383269">
                <text:p>6.383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.383269">
                <text:p>6.383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.383269">
                <text:p>6.383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383269">
                <text:p>6.383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.88249">
                <text:p>5.88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.800033">
                <text:p>5.8000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.800033">
                <text:p>5.8000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800033">
                <text:p>5.8000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.898048">
                <text:p>5.898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37947">
                <text:p>5.379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.77952">
                <text:p>4.77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.77952">
                <text:p>4.77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.77952">
                <text:p>4.77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.77952">
                <text:p>4.77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.77952">
                <text:p>4.77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.77952">
                <text:p>4.77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.77952">
                <text:p>4.77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.293235">
                <text:p>4.293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.293235">
                <text:p>4.293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.293235">
                <text:p>4.293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.293235">
                <text:p>4.293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.293235">
                <text:p>4.293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.293235">
                <text:p>4.293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.293235">
                <text:p>4.293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.293235">
                <text:p>4.293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.293235">
                <text:p>4.293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.983781">
                <text:p>3.983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.986021">
                <text:p>3.986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.9237">
                <text:p>3.92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.755635">
                <text:p>3.755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.755635">
                <text:p>3.755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.755635">
                <text:p>3.755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.755635">
                <text:p>3.755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.755635">
                <text:p>3.755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.755635">
                <text:p>3.755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.735555">
                <text:p>3.735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.754539">
                <text:p>3.754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.754539">
                <text:p>3.754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.754539">
                <text:p>3.754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.754539">
                <text:p>3.754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.754539">
                <text:p>3.754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.754539">
                <text:p>3.754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.801271">
                <text:p>3.80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801271">
                <text:p>3.80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.801271">
                <text:p>3.80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.801271">
                <text:p>3.80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.801271">
                <text:p>3.80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.801271">
                <text:p>3.80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.801271">
                <text:p>3.80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.801271">
                <text:p>3.80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.801271">
                <text:p>3.80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.801271">
                <text:p>3.80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753409">
                <text:p>3.753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.753409">
                <text:p>3.753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.753409">
                <text:p>3.753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.753409">
                <text:p>3.753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.380739">
                <text:p>3.380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380739">
                <text:p>3.380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.380739">
                <text:p>3.380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.380739">
                <text:p>3.380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.380739">
                <text:p>3.380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.380739">
                <text:p>3.380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.380739">
                <text:p>3.380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.380739">
                <text:p>3.380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.380739">
                <text:p>3.380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.380739">
                <text:p>3.380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.046758">
                <text:p>3.046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.063428">
                <text:p>3.0634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657332">
                <text:p>2.657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70658">
                <text:p>2.7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370405">
                <text:p>2.3704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